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a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d8bfd8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d3d3d3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0808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5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40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ANTHONY EMMANUEL UBILLUS AVENDAÑ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5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Debe renderizar la vista publico_index SIN PARÁ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6" office:value-type="string" calcext:value-type="string">
            <text:p>Si se introduce un id que no existe, debe mostrar un mensaje de “Producto no encontrado”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office:value-type="string" calcext:value-type="string">
            <text:p>La imagen es opc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office:value-type="string" calcext:value-type="string">
            <text:p>La imagen es opc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15" calcext:value-type="float">
            <text:p>4,1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2.75" calcext:value-type="float">
            <text:p>2,7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style-name="ce13" office:value-type="float" office:value="0.5" calcext:value-type="float">
            <text:p>0,50</text:p>
          </table:table-cell>
          <table:table-cell table:style-name="ce44"/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office:value-type="float" office:value="0" calcext:value-type="float">
            <text:p>0,00</text:p>
          </table:table-cell>
          <table:table-cell office:value-type="string" calcext:value-type="string">
            <text:p>No hay comentario inicial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25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5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8.275" calcext:value-type="float">
            <text:p>8,28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41:38.0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42:48.965000000</dc:date>
    <meta:editing-duration>PT2H1M52S</meta:editing-duration>
    <meta:editing-cycles>14</meta:editing-cycles>
    <meta:document-statistic meta:table-count="1" meta:cell-count="162" meta:object-count="0"/>
  </office:meta>
</office:document-meta>
</file>